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78.3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2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1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1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10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10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1007</text:p>
          </table:table-cell>
          <table:table-cell office:value-type="string" calcext:value-type="string">
            <text:p>filter_out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channels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1009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1011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1012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1013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1015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1016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1017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2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2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20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20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20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20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2010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2011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3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3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3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30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30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30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30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30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30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3010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40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40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40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40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40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40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40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4011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02:51:55.072493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2-18T00:44:15.056357836</dc:date>
    <meta:editing-duration>PT21H53M13S</meta:editing-duration>
    <meta:editing-cycles>15</meta:editing-cycles>
    <meta:generator>LibreOffice/6.1.4.2$Linux_X86_64 LibreOffice_project/10$Build-2</meta:generator>
    <meta:document-statistic meta:table-count="6" meta:cell-count="586" meta:object-count="0"/>
  </office:meta>
</office:document-meta>
</file>